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ingbats" svg:font-family="Dingbats" style:font-pitch="variable" style:font-charset="x-symbol"/>
    <style:font-face style:name="Liberation Sans1" svg:font-family="'Liberation Sans'" style:font-adornments="Regular" style:font-family-generic="swiss"/>
    <style:font-face style:name="FreeMono" svg:font-family="FreeMono" style:font-family-generic="modern" style:font-pitch="fixed"/>
    <style:font-face style:name="Garuda" svg:font-family="Garuda" style:font-pitch="variable"/>
    <style:font-face style:name="KacstArt" svg:font-family="KacstArt" style:font-pitch="variable"/>
    <style:font-face style:name="KacstBook" svg:font-family="KacstBook" style:font-pitch="variable"/>
    <style:font-face style:name="KacstDecorative" svg:font-family="KacstDecorative" style:font-pitch="variable"/>
    <style:font-face style:name="KacstDigital" svg:font-family="KacstDigital" style:font-pitch="variable"/>
    <style:font-face style:name="KacstFarsi" svg:font-family="KacstFarsi" style:font-pitch="variable"/>
    <style:font-face style:name="KacstLetter" svg:font-family="KacstLetter" style:font-pitch="variable"/>
    <style:font-face style:name="KacstNaskh" svg:font-family="KacstNaskh" style:font-pitch="variable"/>
    <style:font-face style:name="KacstOffice" svg:font-family="KacstOffice" style:font-pitch="variable"/>
    <style:font-face style:name="KacstOne" svg:font-family="KacstOne" style:font-pitch="variable"/>
    <style:font-face style:name="KacstPen" svg:font-family="KacstPen" style:font-pitch="variable"/>
    <style:font-face style:name="KacstPoster" svg:font-family="KacstPoster" style:font-pitch="variable"/>
    <style:font-face style:name="esint10" svg:font-family="esint10" style:font-pitch="variable"/>
    <style:font-face style:name="eufm10" svg:font-family="eufm10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Humor Sans" svg:font-family="'Humor Sans'" style:font-family-generic="swiss" style:font-pitch="variable"/>
    <style:font-face style:name="Liberation Sans2" svg:font-family="'Liberation Sans'" style:font-family-generic="swiss" style:font-pitch="variable"/>
    <style:font-face style:name="Noto Sans CJK JP Black" svg:font-family="'Noto Sans CJK JP Black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color="#000000" draw:fill="solid" draw:fill-color="#eeeeee" draw:textarea-horizontal-align="left" draw:auto-grow-height="true" draw:auto-grow-width="false" fo:min-height="1.274cm" fo:min-width="0cm"/>
    </style:style>
    <style:style style:name="gr2" style:family="graphic" style:parent-style-name="standard">
      <style:graphic-properties draw:stroke="solid" svg:stroke-color="#000000" draw:fill="solid" draw:fill-color="#eeeeee" draw:textarea-horizontal-align="left" draw:auto-grow-height="true" draw:auto-grow-width="false" fo:min-height="1.02cm" fo:min-width="0cm"/>
    </style:style>
    <style:style style:name="gr3" style:family="graphic" style:parent-style-name="standard">
      <style:graphic-properties draw:stroke="solid" svg:stroke-color="#000000" draw:fill="solid" draw:fill-color="#eeeeee" draw:textarea-horizontal-align="left" draw:auto-grow-height="true" draw:auto-grow-width="false" fo:min-height="1.374cm" fo:min-width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text-properties fo:font-weight="normal" style:font-weight-asian="normal" style:font-weight-complex="normal"/>
    </style:style>
    <style:style style:name="P2" style:family="paragraph">
      <loext:graphic-properties draw:fill="solid" draw:fill-color="#eeeeee"/>
      <style:text-properties fo:font-size="16pt" fo:font-weight="normal" style:font-size-asian="16pt" style:font-weight-asian="normal" style:font-size-complex="16pt" style:font-weight-complex="normal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2" xml:id="id1" draw:id="id1" draw:layer="layout" svg:width="5.334cm" svg:height="1.524cm" svg:x="4.064cm" svg:y="5.934cm">
          <draw:text-box>
            <text:p text:style-name="P1"><text:span text:style-name="T1">A: download </text:span><text:span text:style-name="T1">preprocessed </text:span><text:span text:style-name="T1">data</text:span></text:p>
          </draw:text-box>
        </draw:frame>
        <draw:frame draw:style-name="gr2" draw:text-style-name="P2" xml:id="id3" draw:id="id3" draw:layer="layout" svg:width="5.334cm" svg:height="1.505cm" svg:x="4.064cm" svg:y="7.757cm">
          <draw:text-box>
            <text:p text:style-name="P1"><text:span text:style-name="T1">B: prepare own preprocessed data</text:span></text:p>
          </draw:text-box>
        </draw:frame>
        <draw:frame draw:style-name="gr3" draw:text-style-name="P2" xml:id="id5" draw:id="id5" draw:layer="layout" svg:width="5.334cm" svg:height="2.132cm" svg:x="4.064cm" svg:y="9.552cm">
          <draw:text-box>
            <text:p text:style-name="P1"><text:span text:style-name="T1">C: prepare own preprocessed stereo data</text:span></text:p>
          </draw:text-box>
        </draw:frame>
        <draw:frame draw:style-name="gr2" draw:text-style-name="P2" xml:id="id2" draw:id="id2" draw:layer="layout" svg:width="4.572cm" svg:height="2.132cm" svg:x="11.157cm" svg:y="6.487cm">
          <draw:text-box>
            <text:p text:style-name="P1"><text:span text:style-name="T1">D: download pre-trained network model</text:span></text:p>
          </draw:text-box>
        </draw:frame>
        <draw:frame draw:style-name="gr2" draw:text-style-name="P2" xml:id="id4" draw:id="id4" draw:layer="layout" svg:width="5.334cm" svg:height="1.505cm" svg:x="10.776cm" svg:y="9.027cm">
          <draw:text-box>
            <text:p text:style-name="P1"><text:span text:style-name="T1">E: train own network model</text:span></text:p>
          </draw:text-box>
        </draw:frame>
        <draw:frame draw:style-name="gr3" draw:text-style-name="P2" xml:id="id6" draw:id="id6" draw:layer="layout" svg:width="5.334cm" svg:height="1.624cm" svg:x="17.488cm" svg:y="7.697cm">
          <draw:text-box>
            <text:p text:style-name="P1"><text:span text:style-name="T1">F: Test / evaluate network</text:span></text:p>
          </draw:text-box>
        </draw:frame>
        <draw:connector draw:style-name="gr4" draw:text-style-name="P3" draw:layer="layout" draw:type="lines" svg:x1="9.398cm" svg:y1="6.696cm" svg:x2="11.157cm" svg:y2="7.553cm" draw:start-shape="id1" draw:start-glue-point="1" draw:end-shape="id2" draw:end-glue-point="3" svg:d="M9398 6696h501l757 857h501" svg:viewBox="0 0 1760 858">
          <text:p/>
        </draw:connector>
        <draw:connector draw:style-name="gr4" draw:text-style-name="P3" draw:layer="layout" draw:type="lines" svg:x1="9.398cm" svg:y1="8.509cm" svg:x2="10.776cm" svg:y2="9.779cm" draw:start-shape="id3" draw:start-glue-point="1" draw:end-shape="id4" draw:end-glue-point="3" svg:d="M9398 8509h501l376 1270h501" svg:viewBox="0 0 1379 1271">
          <text:p/>
        </draw:connector>
        <draw:connector draw:style-name="gr4" draw:text-style-name="P3" draw:layer="layout" draw:type="lines" svg:x1="9.398cm" svg:y1="10.618cm" svg:x2="10.776cm" svg:y2="9.779cm" draw:start-shape="id5" draw:start-glue-point="1" draw:end-shape="id4" draw:end-glue-point="3" svg:d="M9398 10618h501l376-839h501" svg:viewBox="0 0 1379 840">
          <text:p/>
        </draw:connector>
        <draw:connector draw:style-name="gr4" draw:text-style-name="P3" draw:layer="layout" draw:type="lines" svg:x1="15.729cm" svg:y1="7.553cm" svg:x2="17.488cm" svg:y2="8.509cm" draw:start-shape="id2" draw:start-glue-point="1" draw:end-shape="id6" draw:end-glue-point="3" svg:d="M15729 7553h501l757 956h501" svg:viewBox="0 0 1760 957">
          <text:p/>
        </draw:connector>
        <draw:connector draw:style-name="gr4" draw:text-style-name="P3" draw:layer="layout" draw:type="lines" svg:x1="16.11cm" svg:y1="9.779cm" svg:x2="17.488cm" svg:y2="8.509cm" draw:start-shape="id4" draw:start-glue-point="1" draw:end-shape="id6" draw:end-glue-point="3" svg:d="M16110 9779h501l376-1270h501" svg:viewBox="0 0 1379 1271">
          <text:p/>
        </draw:connector>
        <draw:connector draw:style-name="gr4" draw:text-style-name="P3" draw:layer="layout" draw:type="lines" svg:x1="9.398cm" svg:y1="6.696cm" svg:x2="10.776cm" svg:y2="9.779cm" draw:start-shape="id1" draw:start-glue-point="1" draw:end-shape="id4" svg:d="M9398 6696h501l376 3083h501" svg:viewBox="0 0 1379 3084">
          <text:p/>
        </draw:connector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ingbats" svg:font-family="Dingbats" style:font-pitch="variable" style:font-charset="x-symbol"/>
    <style:font-face style:name="Liberation Sans1" svg:font-family="'Liberation Sans'" style:font-adornments="Regular" style:font-family-generic="swiss"/>
    <style:font-face style:name="FreeMono" svg:font-family="FreeMono" style:font-family-generic="modern" style:font-pitch="fixed"/>
    <style:font-face style:name="Garuda" svg:font-family="Garuda" style:font-pitch="variable"/>
    <style:font-face style:name="KacstArt" svg:font-family="KacstArt" style:font-pitch="variable"/>
    <style:font-face style:name="KacstBook" svg:font-family="KacstBook" style:font-pitch="variable"/>
    <style:font-face style:name="KacstDecorative" svg:font-family="KacstDecorative" style:font-pitch="variable"/>
    <style:font-face style:name="KacstDigital" svg:font-family="KacstDigital" style:font-pitch="variable"/>
    <style:font-face style:name="KacstFarsi" svg:font-family="KacstFarsi" style:font-pitch="variable"/>
    <style:font-face style:name="KacstLetter" svg:font-family="KacstLetter" style:font-pitch="variable"/>
    <style:font-face style:name="KacstNaskh" svg:font-family="KacstNaskh" style:font-pitch="variable"/>
    <style:font-face style:name="KacstOffice" svg:font-family="KacstOffice" style:font-pitch="variable"/>
    <style:font-face style:name="KacstOne" svg:font-family="KacstOne" style:font-pitch="variable"/>
    <style:font-face style:name="KacstPen" svg:font-family="KacstPen" style:font-pitch="variable"/>
    <style:font-face style:name="KacstPoster" svg:font-family="KacstPoster" style:font-pitch="variable"/>
    <style:font-face style:name="esint10" svg:font-family="esint10" style:font-pitch="variable"/>
    <style:font-face style:name="eufm10" svg:font-family="eufm10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Humor Sans" svg:font-family="'Humor Sans'" style:font-family-generic="swiss" style:font-pitch="variable"/>
    <style:font-face style:name="Liberation Sans2" svg:font-family="'Liberation Sans'" style:font-family-generic="swiss" style:font-pitch="variable"/>
    <style:font-face style:name="Noto Sans CJK JP Black" svg:font-family="'Noto Sans CJK JP Black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left" draw:auto-grow-height="true" fo:padding-top="0.125cm" fo:padding-bottom="0.125cm" fo:padding-left="0.25cm" fo:padding-right="0.25cm" fo:wrap-option="no-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1T09:49:01.568669648</meta:creation-date>
    <dc:date>2019-05-21T10:44:59.608937400</dc:date>
    <meta:editing-duration>PT32M14S</meta:editing-duration>
    <meta:editing-cycles>3</meta:editing-cycles>
    <meta:generator>LibreOffice/5.1.6.2$Linux_X86_64 LibreOffice_project/10m0$Build-2</meta:generator>
    <meta:document-statistic meta:object-count="35"/>
  </office:meta>
</office:document-meta>
</file>